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l Korbela</text:p>
      <text:p text:style-name="Standard">septima</text:p>
      <text:p text:style-name="Standard">Gym. J.J. Bánovce nad Bebravou</text:p>
      <text:p text:style-name="Standard">úloha 8</text:p>
      <text:p text:style-name="Standard"/>
      <text:p text:style-name="Standard">Ja som to spravil takto:</text:p>
      <text:p text:style-name="Standard"/>
      <text:p text:style-name="Standard">Nakódil som si písmenkový strom a doňho som uložil všetky slová a potom pre každé políčko v reťazci (300 000) som si zistil či existuje slovo z písmenkového stromu.</text:p>
      <text:p text:style-name="Standard">Ak existuje, tak si nastavím koniec pokiaľ mi tento reťazec siaha. Ak však políčko ktoré testujem neobsahuje žiadny reťazec a dané políčko sa nenachádza v už obsiahnutom intervale, tak toto písmeno už neviem nijako otlačiť. Preto ho zarátam.</text:p>
      <text:p text:style-name="Standard"/>
      <text:p text:style-name="Standard">Tomuto však nevyhovuje vstup 300000x'a' v reťazci a jeden z pečiatok stačí byť 4999x'a' a na konci b.</text:p>
      <text:p text:style-name="Standard">Tuto mi to nezbehne. Avšak keby som si do písmenkového stromu nahádzal pečiatky od konca a aj testoval 300000 reťazec od konca, tak potom to v momente zbehne – natrafí na nezhodu hneď na začiatku reťazca.</text:p>
      <text:p text:style-name="Standard"/>
      <text:p text:style-name="Standard">Preto síce môj algoritmus nieje najrýchlejší(keďže nezbehne na testovači), ale zato hádže vždy správny výsledok.</text:p>
      <text:p text:style-name="Standard"/>
      <text:p text:style-name="Standard">Popis štruktúry písmenkového stromu:</text:p>
      <text:p text:style-name="Standard"/>
      <text:p text:style-name="Standard">int T[4000000][27]={0};<text:tab/><text:tab/>// miesto kde sú uložené vrcholy</text:p>
      <text:p text:style-name="Standard"></text:p>
      <text:p text:style-name="Standard"></text:p>
      <text:p text:style-name="Standard">int nextp=2;<text:tab/><text:tab/><text:tab/><text:tab/>//pointer na nasledujúce voľné miesto v strome</text:p>
      <text:p text:style-name="Standard"/>
      <text:p text:style-name="Standard"></text:p>
      <text:p text:style-name="Standard"><text:tab/><text:tab/><text:tab/></text:p>
      <text:p text:style-name="Standard"/>
      <text:p text:style-name="Standard">int convert(char c){<text:tab/><text:tab/><text:tab/>// funkcia, ktorá zakóduje znak, aby jeho hodnota bola od 0-26</text:p>
      <text:p text:style-name="Standard">return (int)c-97;<text:tab/><text:tab/><text:tab/>//jednoducho</text:p>
      <text:p text:style-name="Standard"></text:p>
      <text:p text:style-name="Standard">}</text:p>
      <text:p text:style-name="Standard"></text:p>
      <text:p text:style-name="Standard"></text:p>
      <text:p text:style-name="Standard"></text:p>
      <text:p text:style-name="Standard">void add(char * s){<text:tab/><text:tab/><text:tab/>// funkcia na pridanie reťazca do stromu</text:p>
      <text:p text:style-name="Standard"></text:p>
      <text:p text:style-name="Standard">int len=strlen(s);<text:tab/><text:tab/><text:tab/>// vypočítam si dĺžku reťazca</text:p>
      <text:p text:style-name="Standard">int pos=1;<text:tab/><text:tab/><text:tab/><text:tab/>// nastavím si pointer na začiatok stromu</text:p>
      <text:p text:style-name="Standard">for(int j=0; j&lt;len; j++){<text:tab/><text:tab/>// a zapisujem jednotlivé písmená</text:p>
      <text:p text:style-name="Standard">if(T[pos][convert(s[j])]&gt;0)<text:tab/><text:tab/>// aj dané písmeno už existuje v strome</text:p>
      <text:p text:style-name="Standard">{</text:p>
      <text:p text:style-name="Standard">pos=T[pos][convert(s[j])];<text:tab/><text:tab/>// nastavím si pozíciu naň a idem na ďalšie písmeno slova</text:p>
      <text:p text:style-name="Standard">}</text:p>
      <text:p text:style-name="Standard">else{<text:tab/><text:tab/><text:tab/><text:tab/>// inak si nastavím pointer na ďalšie písmeno na ďalšie voľné miesto</text:p>
      <text:p text:style-name="Standard"><text:s/>T[pos][convert(s[j])]=nextp;<text:tab/><text:tab/></text:p>
      <text:p text:style-name="Standard">pos=nextp;<text:tab/><text:tab/><text:tab/><text:tab/>// presuniem sa na to miesto v strome</text:p>
      <text:p text:style-name="Standard">nextp++;<text:tab/><text:tab/><text:tab/><text:tab/>// voľné miesto v strome bude ďalšie nasledujúce voľné iesto</text:p>
      <text:p text:style-name="Standard"><text:soft-page-break/>}</text:p>
      <text:p text:style-name="Standard">}</text:p>
      <text:p text:style-name="Standard">T[pos][26]=1;<text:tab/><text:tab/><text:tab/><text:tab/>// na koniec slova pridáme do kódu 26 hodnotu 1, čo znamená, že tu slovo končí</text:p>
      <text:p text:style-name="Standard"></text:p>
      <text:p text:style-name="Standard">}</text:p>
      <text:p text:style-name="Standard"></text:p>
      <text:p text:style-name="Standard"></text:p>
      <text:p text:style-name="Standard"></text:p>
      <text:p text:style-name="Standard"></text:p>
      <text:p text:style-name="Standard">int control1(int pos){<text:tab/><text:tab/><text:tab/>//skontroluje a vráti vajväčší počet písmen ktoré pokryje slovo, ktoré sa začína na pozícii pos</text:p>
      <text:p text:style-name="Standard"></text:p>
      <text:p text:style-name="Standard">int pozicia=pos,tpos=1;<text:tab/><text:tab/></text:p>
      <text:p text:style-name="Standard">int naj=0;<text:tab/><text:tab/><text:tab/><text:tab/>//aktuálne pokrývame 0 znakov</text:p>
      <text:p text:style-name="Standard"></text:p>
      <text:p text:style-name="Standard">while(true){<text:tab/><text:tab/><text:tab/><text:tab/>// pokiaľ máme nejaké slovo, ktoré je zhodné s reťazcom</text:p>
      <text:p text:style-name="Standard">if(pos&gt;slength) break;<text:tab/><text:tab/>// s length je dĺžka 300 000 reťazca, a ak by sme vyšli von, tak také slovo neexituje</text:p>
      <text:p text:style-name="Standard">if(T[tpos][26]==1) naj=pos-pozicia;<text:tab/><text:tab/>// ak sme narazili na koniec reťazca, tak potom si uložme tento checkpoint – najdlhší reťazec ktorý sme dotaraz našli</text:p>
      <text:p text:style-name="Standard">if(T[tpos][convert(S[pos])]&gt;0){<text:tab/><text:tab/>// ak je ďalšie písmeno zhodné zo stromu a v reťazci</text:p>
      <text:p text:style-name="Standard">tpos=T[tpos][convert(S[pos])];<text:tab/><text:tab/>// presuňme sa na ďalšie písmeno</text:p>
      <text:p text:style-name="Standard">pos++;</text:p>
      <text:p text:style-name="Standard">}</text:p>
      <text:p text:style-name="Standard">else break;<text:tab/><text:tab/><text:tab/><text:tab/><text:tab/>// inak skonči a vráť najdlhší reťazec ktorý sa začína na danom mieste</text:p>
      <text:p text:style-name="Standard"></text:p>
      <text:p text:style-name="Standard">}</text:p>
      <text:p text:style-name="Standard"></text:p>
      <text:p text:style-name="Standard">return naj;<text:tab/><text:tab/><text:tab/><text:tab/><text:tab/>// vráť naj</text:p>
      <text:p text:style-name="Standard">}</text:p>
      <text:p text:style-name="Standard"/>
      <text:p text:style-name="Standard"/>
      <text:p text:style-name="Standard"/>
      <text:p text:style-name="Standard"/>
      <text:p text:style-name="Standard">for(int i=1; i&lt;=p; i++){<text:tab/><text:tab/><text:tab/>// načítam reťazce</text:p>
      <text:p text:style-name="Standard">char peciatka[5047];</text:p>
      <text:p text:style-name="Standard">scanf("%s",&amp;peciatka);<text:tab/></text:p>
      <text:p text:style-name="Standard">add(peciatka);<text:tab/><text:tab/><text:tab/><text:tab/>// pridám ich do stromu</text:p>
      <text:p text:style-name="Standard">}</text:p>
      <text:p text:style-name="Standard"></text:p>
      <text:p text:style-name="Standard">int zac=0,kon=-1;<text:tab/><text:tab/><text:tab/>// zatiaľ máme znaky zmatchované po -1 v reťazci – ešte ani jeden nieje zmatchovaný</text:p>
      <text:p text:style-name="Standard">for(int i=0; i&lt;slength; i++){<text:tab/><text:tab/>// prezrieme každé písmenko 300 000 reťazca či v ňom nezačína nejaké slovo zo stromu</text:p>
      <text:p text:style-name="Standard">int temp=control1(i);<text:tab/><text:tab/><text:tab/>//počet znakov ktoré sme zmatchovali</text:p>
      <text:p text:style-name="Standard"></text:p>
      <text:p text:style-name="Standard">if(kon&lt;i+temp)kon=i+temp-1;<text:tab/>//rozšírim interval zmatchovaných znakov</text:p>
      <text:p text:style-name="Standard"></text:p>
      <text:p text:style-name="Standard">if(kon&lt;i) pocet++;<text:tab/><text:tab/><text:tab/>// ak sa dané písmenko nenachádza v nijakom slove tak ho pripočítame</text:p>
      <text:p text:style-name="Standard"><text:soft-page-break/>}</text:p>
      <text:p text:style-name="Standard"/>
      <text:p text:style-name="Standard"/>
      <text:p text:style-name="Standard">Preto pamäťová zložitosť bude O(k), kde k je počet znakov vo všetkých reťazcoch</text:p>
      <text:p text:style-name="Standard">časová – pre každé písmenko v 300 000 reťazce potrebujeme zistiť či neexistuje nejaké slovo, ktoré je najviac h písmen dlhé, tak potom časová zložitosť bude O(k+l*h) kde l je dĺžka 300 000 reťaz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10-21T22:22:27</meta:creation-date>
    <dc:date>2012-10-22T15:35:06</dc:date>
    <dc:creator>kabell </dc:creator>
    <meta:editing-duration>PT9M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3" meta:paragraph-count="80" meta:word-count="552" meta:character-count="3589" meta:non-whitespace-character-count="2961"/>
  </office:meta>
</office:document-meta>
</file>